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fo:font-weight="bold" style:font-weight-asian="bold" style:font-weight-complex="bold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language="ru" fo:country="RU" officeooo:paragraph-rsid="000cdf0d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text-properties fo:language="ru" fo:country="RU" fo:background-color="#ff8000"/>
    </style:style>
    <style:style style:name="P6" style:family="paragraph" style:parent-style-name="Standard">
      <style:text-properties fo:language="ru" fo:country="RU" fo:font-weight="bold" style:font-weight-asian="bold" style:font-weight-complex="bold"/>
    </style:style>
    <style:style style:name="P7" style:family="paragraph" style:parent-style-name="Standard">
      <style:text-properties fo:language="ru" fo:country="RU" fo:background-color="#b3cac7"/>
    </style:style>
    <style:style style:name="P8" style:family="paragraph">
      <style:text-properties style:font-name="F" fo:font-size="12pt"/>
    </style:style>
    <style:style style:name="P9" style:family="paragraph">
      <loext:graphic-properties draw:fill="solid" draw:fill-color="#f8f8f8"/>
      <style:text-properties style:font-name="F" fo:font-size="12pt"/>
    </style:style>
    <style:style style:name="P10" style:family="paragraph">
      <loext:graphic-properties draw:fill="solid" draw:fill-color="#f8f8f8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a748" style:font-weight-asian="bold" style:font-weight-complex="bold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fo:background-color="#ffff00" loext:char-shading-value="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28567" style:font-style-asian="italic" style:font-style-complex="italic"/>
    </style:style>
    <style:style style:name="T7" style:family="text">
      <style:text-properties officeooo:rsid="000cdf0d"/>
    </style:style>
    <style:style style:name="T8" style:family="text">
      <style:text-properties fo:background-color="#81d41a" loext:char-shading-value="0"/>
    </style:style>
    <style:style style:name="T9" style:family="text">
      <style:text-properties fo:background-color="#ff8000" loext:char-shading-value="0"/>
    </style:style>
    <style:style style:name="T10" style:family="text">
      <style:text-properties fo:background-color="#ffffff" loext:char-shading-value="0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5a748" style:font-weight-asian="normal" style:font-weight-complex="normal"/>
    </style:style>
    <style:style style:name="T13" style:family="text">
      <style:text-properties fo:font-weight="normal" officeooo:rsid="001613e8" style:font-weight-asian="normal" style:font-weight-complex="normal"/>
    </style:style>
    <style:style style:name="T14" style:family="text">
      <style:text-properties officeooo:rsid="00184d53"/>
    </style:style>
    <style:style style:name="T15" style:family="text">
      <style:text-properties officeooo:rsid="001a2dc6"/>
    </style:style>
    <style:style style:name="T16" style:family="text">
      <style:text-properties officeooo:rsid="001b4a2f"/>
    </style:style>
    <style:style style:name="T17" style:family="text">
      <style:text-properties officeooo:rsid="001b916d"/>
    </style:style>
    <style:style style:name="T18" style:family="text">
      <style:text-properties officeooo:rsid="001bbcff"/>
    </style:style>
    <style:style style:name="T19" style:family="text">
      <style:text-properties fo:color="#008000" loext:opacity="100%" fo:language="zxx" fo:country="none" fo:font-style="normal" style:text-underline-style="none" fo:font-weight="bold" fo:background-color="transparent"/>
    </style:style>
    <style:style style:name="T20" style:family="text">
      <style:text-properties fo:color="#bbbbbb" loext:opacity="100%" fo:language="zxx" fo:country="none" fo:font-style="normal" style:text-underline-style="none" fo:font-weight="normal" fo:background-color="transparent"/>
    </style:style>
    <style:style style:name="T21" style:family="text">
      <style:text-properties fo:color="#666666" loext:opacity="100%" fo:language="zxx" fo:country="none" fo:font-style="normal" style:text-underline-style="none" fo:font-weight="normal" fo:background-color="transparent"/>
    </style:style>
    <style:style style:name="T22" style:family="text">
      <style:text-properties fo:color="#0000ff" loext:opacity="100%" fo:language="zxx" fo:country="none" fo:font-style="normal" style:text-underline-style="none" fo:font-weight="bold" fo:background-color="transparent"/>
    </style:style>
    <style:style style:name="T23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24" style:family="text">
      <style:text-properties fo:color="#3d7b7b" loext:opacity="100%" fo:language="zxx" fo:country="none" fo:font-style="italic" style:text-underline-style="none" fo:font-weight="normal" fo:background-color="transparent"/>
    </style:style>
    <style:style style:name="T25" style:family="text">
      <style:text-properties fo:color="#ba2121" loext:opacity="100%" fo:language="zxx" fo:country="none" fo:font-style="normal" style:text-underline-style="none" fo:font-weight="normal" fo:background-color="transparent"/>
    </style:style>
    <style:style style:name="T26" style:family="text">
      <style:text-properties fo:color="#b00040" loext:opacity="100%" fo:language="zxx" fo:country="none" fo:font-style="normal" style:text-underline-style="none" fo:font-weight="normal" fo:background-color="transparent"/>
    </style:style>
    <style:style style:name="T27" style:family="text">
      <style:text-properties fo:color="#9c6500" loext:opacity="100%" fo:language="zxx" fo:country="none" fo:font-style="normal" style:text-underline-style="none" fo:font-weight="normal" fo:background-color="transparent"/>
    </style:style>
    <style:style style:name="T28" style:family="text">
      <style:text-properties fo:color="#0000ff" loext:opacity="100%" fo:language="zxx" fo:country="none" fo:font-style="normal" style:text-underline-style="none" fo:font-weight="normal" fo:background-color="transparent"/>
    </style:style>
    <style:style style:name="T29" style:family="text">
      <style:text-properties fo:color="#aa5d1f" loext:opacity="100%" fo:language="zxx" fo:country="none" fo:font-style="normal" style:text-underline-style="none" fo:font-weight="bold" fo:background-color="transparent"/>
    </style:style>
    <style:style style:name="T30" style:family="text">
      <style:text-properties fo:color="#3d7b7b" loext:opacity="100%" fo:font-size="12pt" fo:language="zxx" fo:country="none" fo:font-style="italic" style:text-underline-style="none" fo:font-weight="normal" fo:background-color="transparent"/>
    </style:style>
    <style:style style:name="T31" style:family="text">
      <style:text-properties fo:color="#bbbbbb" loext:opacity="100%" fo:font-size="12pt" fo:language="zxx" fo:country="none" fo:font-style="normal" style:text-underline-style="none" fo:font-weight="normal" fo:background-color="transparent"/>
    </style:style>
    <style:style style:name="T32" style:family="text">
      <style:text-properties fo:color="#b00040" loext:opacity="100%" fo:font-size="12pt" fo:language="zxx" fo:country="none" fo:font-style="normal" style:text-underline-style="none" fo:font-weight="normal" fo:background-color="transparent"/>
    </style:style>
    <style:style style:name="T33" style:family="text">
      <style:text-properties fo:color="#0000ff" loext:opacity="100%" fo:font-size="12pt" fo:language="zxx" fo:country="none" fo:font-style="normal" style:text-underline-style="none" fo:font-weight="normal" fo:background-color="transparent"/>
    </style:style>
    <style:style style:name="T34" style:family="text">
      <style:text-properties fo:color="#000000" loext:opacity="100%" fo:font-size="12pt" fo:language="zxx" fo:country="none" fo:font-style="normal" style:text-underline-style="none" fo:font-weight="normal" fo:background-color="transparent"/>
    </style:style>
    <style:style style:name="T35" style:family="text">
      <style:text-properties fo:color="#008000" loext:opacity="100%" fo:font-size="12pt" fo:language="zxx" fo:country="none" fo:font-style="normal" style:text-underline-style="none" fo:font-weight="bold" fo:background-color="transparent"/>
    </style:style>
    <style:style style:name="T36" style:family="text">
      <style:text-properties fo:color="#666666" loext:opacity="100%" fo:font-size="12pt" fo:language="zxx" fo:country="none" fo:font-style="normal" style:text-underline-style="none" fo:font-weight="normal" fo:background-color="transparent"/>
    </style:style>
    <style:style style:name="gr1" style:family="graphic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1.0362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1.024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0.3839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0.5264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0.6425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fo:min-height="1.167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екция 1</text:p>
      <text:p text:style-name="P2"/>
      <text:p text:style-name="P2">к будущему себе, <text:span text:style-name="T7">пришлось делать в либре, все остальное не очень подходило.</text:span></text:p>
      <text:p text:style-name="P2"/>
      <text:p text:style-name="P2"/>
      <text:p text:style-name="P2">Когда мы говорим о тулчейне, мы говорим о</text:p>
      <text:p text:style-name="P2"/>
      <text:p text:style-name="P2">- Системах компиляции</text:p>
      <text:p text:style-name="P2">- Компиляторе </text:p>
      <text:p text:style-name="P2">- Ассемблере</text:p>
      <text:p text:style-name="P2">- Линкере</text:p>
      <text:p text:style-name="P2">- Отладке (gdb)</text:p>
      <text:p text:style-name="P2">- Производительности</text:p>
      <text:p text:style-name="P2">- Портирование компилятора (?)</text:p>
      <text:p text:style-name="P2"/>
      <text:p text:style-name="P2"><text:span text:style-name="T3">gcc</text:span><text:span text:style-name="T1"> -O2 main.cpp -o main.x</text:span> <text:span text:style-name="T5">Что тут происходит </text:span>? </text:p>
      <text:p text:style-name="P2">Что делает <text:span text:style-name="T4">gcc</text:span>, чтобы из кода <text:span text:style-name="T4">cpp</text:span> получился исполняемый файл .x ?</text:p>
      <text:p text:style-name="P2"/>
      <text:p text:style-name="P2"><text:span text:style-name="T1">1. </text:span>Запуск компилятора, компилятор перевод с языка исходного кода</text:p>
      <text:p text:style-name="P2">на язык ассемблера</text:p>
      <text:p text:style-name="P2"/>
      <text:p text:style-name="P2"><text:span text:style-name="T1">2.</text:span> Запуск ассемблера, который ассмблирует программу (?)</text:p>
      <text:p text:style-name="P2"/>
      <text:p text:style-name="P2"><text:span text:style-name="T1">3.</text:span> Запуск линкера, который линкует</text:p>
      <text:p text:style-name="P2"/>
      <text:p text:style-name="P2"><text:span text:style-name="T1">4.</text:span> Программа становится исполняемой</text:p>
      <text:p text:style-name="P2"/>
      <text:p text:style-name="P2">Совсем простой <text:span text:style-name="T1">main</text:span></text:p>
      <text:p text:style-name="P2"><draw:frame text:anchor-type="paragraph" draw:z-index="0" draw:name="Text Frame 1" draw:style-name="gr6" draw:text-style-name="P10" svg:width="2.1295in" svg:height="1.1677in" svg:x="-0.039in" svg:y="0.1283in"><draw:text-box><text:p><text:span text:style-name="T30">//#include &lt;iostream&gt;</text:span></text:p><text:p><text:span text:style-name="T31"/></text:p><text:p><text:span text:style-name="T32">int</text:span><text:span text:style-name="T31"> </text:span><text:span text:style-name="T33">main</text:span><text:span text:style-name="T34">()</text:span><text:span text:style-name="T31"> </text:span><text:span text:style-name="T34">{</text:span></text:p><text:p><text:span text:style-name="T31"/></text:p><text:p><text:span text:style-name="T31"><text:s text:c="2"/></text:span><text:span text:style-name="T35">return</text:span><text:span text:style-name="T31"> </text:span><text:span text:style-name="T36">9</text:span><text:span text:style-name="T34">;</text:span></text:p><text:p><text:span text:style-name="T34">}</text:span></text:p></draw:text-box></draw:frame></text:p>
      <text:p text:style-name="P2"/>
      <text:p text:style-name="P2"/>
      <text:p text:style-name="P2"/>
      <text:p text:style-name="P2"/>
      <text:p text:style-name="P2"/>
      <text:p text:style-name="Standard"/>
      <text:p text:style-name="P2"><text:span text:style-name="T4">gcc</text:span> -O2 main.cpp -o main.x</text:p>
      <text:p text:style-name="P2"><text:span text:style-name="T4">gcc</text:span> -O2 main.cpp -o main.x --verbose</text:p>
      <text:p text:style-name="P2"/>
      <text:p text:style-name="P2"><text:span text:style-name="T1">1.</text:span> <text:span text:style-name="T6">З</text:span><text:span text:style-name="T5">апуск компилятора</text:span> </text:p>
      <text:p text:style-name="P2"/>
      <text:p text:style-name="P2">Можно увидеть </text:p>
      <text:p text:style-name="P2"/>
      <text:p text:style-name="P3">/usr/lib/gcc/x86_64-linux-gnu/11/<text:span text:style-name="T1">cc1plus</text:span> <text:span text:style-name="T1">-quiet</text:span> -v </text:p>
      <text:p text:style-name="P3">-imultiarch x86_64-linux-gnu -D_GNU_SOURCE main.cpp </text:p>
      <text:p text:style-name="P2">-quiet -dumpdir main.x- -dumpbase main.cpp -dumpbase-ext </text:p>
      <text:p text:style-name="P2">.cpp <text:span text:style-name="T1">-mtune=generic</text:span> <text:span text:style-name="T1">-march=x86-64</text:span> <text:span text:style-name="T1">-O2</text:span> -version -fasynchronous-unwind-tables </text:p>
      <text:p text:style-name="P2">-fstack-protector-strong -Wformat -Wformat-security -fstack-clash-protection -fcf-protection <text:s text:c="2"/></text:p>
      <text:p text:style-name="P2">-o /tmp/ccVTKgpx.s</text:p>
      <text:p text:style-name="Standard"/>
      <text:p text:style-name="Text_20_body">До этого печатается служебная информация о том, как компилятор был собран</text:p>
      <text:p text:style-name="P2"><text:span text:style-name="T1">cc1plus</text:span> &lt;-- компилятор для С++</text:p>
      <text:p text:style-name="P2"><text:span text:style-name="T1">cc1</text:span> &lt;-- для С было бы так</text:p>
      <text:p text:style-name="P2"/>
      <text:p text:style-name="P2">-mtune=generic &lt;-- не применять специфичных оптимизаций, скомпилируй для любого x86,</text:p>
      <text:p text:style-name="P2">например можно подать опцию оптимизации для специфичных процессоров типа Skylake</text:p>
      <text:p text:style-name="P2"/>
      <text:p text:style-name="P2">-march=x86-64 - артитектура под которую мы генерируем код </text:p>
      <text:p text:style-name="P2"/>
      <text:p text:style-name="P2">Результат работы компилятора это ассемблерный файл например вот такой <text:span text:style-name="T8">/tmp/ccNc7xfT.,</text:span> </text:p>
      <text:p text:style-name="P2">имя выбрано случайно</text:p>
      <text:p text:style-name="P2"><text:soft-page-break/></text:p>
      <text:p text:style-name="P2"><text:span text:style-name="T1">2.</text:span> <text:span text:style-name="T5">Запуск ассемблера</text:span></text:p>
      <text:p text:style-name="P2"/>
      <text:p text:style-name="P2">as -v --64 -o <text:span text:style-name="T9">/tmp/ccGK9lsp.o</text:span><text:span text:style-name="T10"> </text:span><text:span text:style-name="T8">/tmp/ccNc7xfT.s</text:span></text:p>
      <text:p text:style-name="P2">GNU assembler version 2.38 (x86_64-linux-gnu) using BFD version (GNU Binutils for Ubuntu) 2.38</text:p>
      <text:p text:style-name="P2"/>
      <text:p text:style-name="P2">Причем вот это <text:span text:style-name="T8">/tmp/ccNc7xfT.s</text:span> и есть результат работы компилятора, а не main.x :)</text:p>
      <text:p text:style-name="P2">В tmp компилятор кладет временные файлы, потом все промежуточные файлы удаляет.</text:p>
      <text:p text:style-name="P2"/>
      <text:p text:style-name="P2">В данной команде as -v --64 -o <text:span text:style-name="T9">/tmp/ccGK9lsp.o</text:span> <text:span text:style-name="T8">/tmp/ccNc7xfT.s</text:span> </text:p>
      <text:p text:style-name="P2">видно, что ассемблер сделал из ассемблерное файла /tmp/ccNc7xfT.s </text:p>
      <text:p text:style-name="P2">объектный файл /tmp/ccGK9lsp.o</text:p>
      <text:p text:style-name="P2"/>
      <text:p text:style-name="P2"><text:span text:style-name="T1">3</text:span>. <text:span text:style-name="T5">Запуск линкера </text:span></text:p>
      <text:p text:style-name="P2"/>
      <text:p text:style-name="P2"><text:span text:style-name="T1">COLLECT_GCC_OPTIONS</text:span>='-O2' '-o' 'main.x' '-v' </text:p>
      <text:p text:style-name="P2">'-shared-libgcc' '-mtune=generic' '-march=x86-64' '-dumpdir' 'main.x.'</text:p>
      <text:p text:style-name="P2"/>
      <text:p text:style-name="P2">/usr/lib/gcc/x86_64-linux-gnu/11/collect2</text:p>
      <text:p text:style-name="P2"/>
      <text:p text:style-name="P2">/usr/lib/gcc/x86_64-linux-gnu/11/<text:span text:style-name="T1">collect2</text:span> <text:s/>-o main.x &lt;-- запуск линкера</text:p>
      <text:p text:style-name="P2"/>
      <text:p text:style-name="P2">ld запускается из под <text:span text:style-name="T1">collect2</text:span></text:p>
      <text:p text:style-name="P2"/>
      <text:p text:style-name="P2"><text:span text:style-name="T1">ld</text:span> это gnu линкер</text:p>
      <text:p text:style-name="P2"/>
      <text:p text:style-name="P2"><text:span text:style-name="T1">g++ -O2 main.cpp -o main.x --verbose -save-temps</text:span> &lt;-- работа компилятора с </text:p>
      <text:p text:style-name="P2">сохранением промежуточных файлов</text:p>
      <text:p text:style-name="P2"/>
      <text:p text:style-name="P2">$ ls -lh</text:p>
      <text:p text:style-name="P2">total 32K</text:p>
      <text:p text:style-name="P2">-rw-rw-r-- 1 fima fima <text:s text:c="2"/>51 янв <text:s/><text:tab/>5 03:22 main.cpp</text:p>
      <text:p text:style-name="P2">-rwxrwxr-x 1 fima fima <text:s/>16K янв <text:s/><text:tab/>5 03:44 main.x</text:p>
      <text:p text:style-name="P2">-rw-rw-r-- 1 fima fima <text:s/>160 янв <text:s/><text:tab/>5 03:44 <text:span text:style-name="T1">main.x-main.ii <text:s/>←</text:span><text:span text:style-name="T11"> </text:span><text:span text:style-name="T13">создал Препроцессор (g++ -E)</text:span><text:span text:style-name="T11"> </text:span></text:p>
      <text:p text:style-name="P2">-rw-rw-r-- 1 fima fima 1,3K янв <text:s/><text:tab/>5 03:44 <text:span text:style-name="T1">main.x-main.o <text:s/>←</text:span><text:span text:style-name="T12"> создал Ассемблер </text:span></text:p>
      <text:p text:style-name="P2">-rw-rw-r-- 1 fima fima <text:s/>479 янв <text:s/><text:tab/>5 03:48 <text:span text:style-name="T1">main.x-main.s <text:s text:c="2"/></text:span><text:span text:style-name="T2">←</text:span><text:span text:style-name="T12">создал Компилятор</text:span></text:p>
      <text:p text:style-name="P2"><text:s/></text:p>
      <text:p text:style-name="P2"/>
      <text:p text:style-name="P2">Обращаем внимание объектный файл main.x-main.o занимает 1.3К, </text:p>
      <text:p text:style-name="P2">а исполняемый main.x занимает 16К, откуда взялись 15К ???</text:p>
      <text:p text:style-name="P2"/>
      <text:p text:style-name="P2">Видимо, мы подключили какую run-time библиотеку.</text:p>
      <text:p text:style-name="P2"/>
      <text:p text:style-name="P5">И тут вопрос, а как мы пришли в main ???</text:p>
      <text:p text:style-name="P2"/>
      <text:p text:style-name="P2">15K нужны именно для того, чтобы прийти в main;</text:p>
      <text:p text:style-name="P2"/>
      <text:p text:style-name="P1">// <text:span text:style-name="T14">==================================================================</text:span></text:p>
      <text:p text:style-name="P2"/>
      <text:p text:style-name="P2">Входной код, переводится во внутрненее представление компилятора (IR),</text:p>
      <text:p text:style-name="P2">над IR делаются уже оптимизации.</text:p>
      <text:p text:style-name="P2"/>
      <text:p text:style-name="P2">Оптимизации это парадно-выходное слово<text:span text:style-name="T8"> :)</text:span></text:p>
      <text:p text:style-name="P2"/>
      <text:p text:style-name="P2">То что делает компилятор кор<text:span text:style-name="T14">р</text:span>ектно называется трансформацией. Трансформация необязательно делает код лучше, она в среднем делает его <text:span text:style-name="T15">л</text:span>учше, а может и хуже, как повезёт.</text:p>
      <text:p text:style-name="P2"/>
      <text:p text:style-name="P2"/>
      <text:p text:style-name="P2"/>
      <text:p text:style-name="P2"/>
      <text:p text:style-name="P2"><text:soft-page-break/>Процесс подачи кода в компилятор это frontend компилятра.</text:p>
      <text:p text:style-name="P2"/>
      <text:p text:style-name="P2">Компилятор на своем внутреннем представлении делает трансформации, делает.s файл в процессе кодагенерации. </text:p>
      <text:p text:style-name="P2">Это еще называется backend компилятора.</text:p>
      <text:p text:style-name="P2"/>
      <text:p text:style-name="P2"/>
      <text:p text:style-name="P2">HIR - Hight Level Intermidiate Representation</text:p>
      <text:p text:style-name="P2"/>
      <text:p text:style-name="P2">-&gt; Frontend &lt;-</text:p>
      <text:p text:style-name="P2"/>
      <text:p text:style-name="P2">Препроцессинг</text:p>
      <text:p text:style-name="P2">Лексический анализ</text:p>
      <text:p text:style-name="P2">Синтаксический анализ</text:p>
      <text:p text:style-name="P2">Семантический анализ</text:p>
      <text:p text:style-name="P2">Построение HIR</text:p>
      <text:p text:style-name="P2"/>
      <text:p text:style-name="P2">-&gt; Middleend + Backend &lt;-</text:p>
      <text:p text:style-name="P2"><text:s text:c="5"/></text:p>
      <text:p text:style-name="P2">Оптимизации HIR</text:p>
      <text:p text:style-name="P2">Оптимизации MIR <text:s text:c="4"/></text:p>
      <text:p text:style-name="P2">Оптимизации LIR</text:p>
      <text:p text:style-name="P2">Кодогенерация</text:p>
      <text:p text:style-name="P2"/>
      <text:p text:style-name="P2"/>
      <text:p text:style-name="P7">Что такое человек ?</text:p>
      <text:p text:style-name="P7"/>
      <text:p text:style-name="P7">Это часть аппаратуры, которая печатает, когда вы ждёте стандартный ввод.</text:p>
      <text:p text:style-name="P2"/>
      <text:p text:style-name="P2"/>
      <text:p text:style-name="P2"/>
      <text:p text:style-name="P2">---------------<text:span text:style-name="T1">Препроцессинг</text:span>--------------------------------</text:p>
      <text:p text:style-name="P2"/>
      <text:p text:style-name="P2">Немного меняем наш main</text:p>
      <text:p text:style-name="P2"><draw:frame text:anchor-type="paragraph" draw:z-index="1" draw:name="Text Frame 2" draw:style-name="gr5" draw:text-style-name="P9" svg:width="4.3059in" svg:height="0.6425in" svg:x="0.0728in" svg:y="0.0374in"><draw:text-box><text:p text:style-name="P8"><text:span text:style-name="T27">#include</text:span><text:span text:style-name="T20"> </text:span><text:span text:style-name="T24">&lt;iostream&gt;</text:span></text:p><text:p text:style-name="P8"><text:span text:style-name="T20"/></text:p><text:p text:style-name="P8"><text:span text:style-name="T26">int</text:span><text:span text:style-name="T20"> </text:span><text:span text:style-name="T28">main</text:span><text:span text:style-name="T23">()</text:span><text:span text:style-name="T20"> </text:span><text:span text:style-name="T23">{</text:span><text:span text:style-name="T20"> </text:span><text:span text:style-name="T23">std</text:span><text:span text:style-name="T21">::</text:span><text:span text:style-name="T23">cout</text:span><text:span text:style-name="T20"> </text:span><text:span text:style-name="T21">&lt;&lt;</text:span><text:span text:style-name="T20"> </text:span><text:span text:style-name="T25">"hello ! </text:span><text:span text:style-name="T29">\n</text:span><text:span text:style-name="T25">"</text:span><text:span text:style-name="T23">;</text:span><text:span text:style-name="T20"> </text:span><text:span text:style-name="T19">return</text:span><text:span text:style-name="T20"> </text:span><text:span text:style-name="T21">0</text:span><text:span text:style-name="T23">;}</text:span></text:p></draw:text-box></draw:frame></text:p>
      <text:p text:style-name="P2"/>
      <text:p text:style-name="P2"/>
      <text:p text:style-name="P2"/>
      <text:p text:style-name="P2"/>
      <text:p text:style-name="P2">g++ -E main.cpp -o main.i</text:p>
      <text:p text:style-name="P2"/>
      <text:p text:style-name="P2">Сколько строк будет в main.i ? </text:p>
      <text:p text:style-name="P2"/>
      <text:p text:style-name="P2">На первый взгляд у нас тут вообще однострочник, да, но там есть</text:p>
      <text:p text:style-name="P2">еще здоровенный include. Но насколько здоровенный ?</text:p>
      <text:p text:style-name="P2"/>
      <text:p text:style-name="P2">main.i это результат выполенения фазы препроцессинг<text:span text:style-name="T16">а</text:span>, то есть <text:s/>фазы лексического анализа. Компилятор будет обрабатывать все, что осталось после препроцессирования.</text:p>
      <text:p text:style-name="P2"/>
      <text:p text:style-name="P2">$ <text:span text:style-name="T1">wc -l main.i</text:span></text:p>
      <text:p text:style-name="P2"><text:span text:style-name="T1">32260</text:span> main.i</text:p>
      <text:p text:style-name="P2"/>
      <text:p text:style-name="P2">Препроцессирование чудовищно раздувает код.</text:p>
      <text:p text:style-name="P2"/>
      <text:p text:style-name="P2">ls -lh </text:p>
      <text:p text:style-name="P2">-rw-rw-r-- 1 fima fima <text:s text:c="2"/>76 янв <text:s/>5 05:08 main.cpp</text:p>
      <text:p text:style-name="P2">-rw-rw-r-- 1 fima fima 761K янв <text:s/>5 05:09 main.i</text:p>
      <text:p text:style-name="P2">-rwxrwxr-x 1 fima fima <text:s/>16K янв <text:s/>5 03:44 main.x</text:p>
      <text:p text:style-name="P2"/>
      <text:p text:style-name="P2">Важно сказать, что оптимизации никак не влияют на результат, потому что оптимизации это middle end, а препроцессинг это фаза frontend.</text:p>
      <text:p text:style-name="P2"><text:soft-page-break/></text:p>
      <text:p text:style-name="P2"/>
      <text:p text:style-name="P2">------------<text:span text:style-name="T1">Синтаксический анализ</text:span>------------------------</text:p>
      <text:p text:style-name="P2"/>
      <text:p text:style-name="P2">У нас есть поток лексем, который мы получаем из кода C, C++ и мы должны сделать синтаксическое дерево из этих лексем.</text:p>
      <text:p text:style-name="P2"/>
      <text:p text:style-name="P2">Синтаксический анализ имеет свои детали. Например построение синтаксического дерева не всегда однозначно.</text:p>
      <text:p text:style-name="P2"/>
      <text:p text:style-name="P2">Пример. Что здесь написано ?</text:p>
      <text:p text:style-name="P2"><draw:frame text:anchor-type="paragraph" draw:z-index="2" draw:name="Text Frame 3" draw:style-name="gr4" draw:text-style-name="P9" svg:width="7.2051in" svg:height="0.5268in" svg:x="0.0319in" svg:y="0.0437in"><draw:text-box><text:p text:style-name="P8"><text:span text:style-name="T23">std</text:span><text:span text:style-name="T21">::</text:span><text:span text:style-name="T23">ifstream</text:span><text:span text:style-name="T20"> </text:span><text:span text:style-name="T23">datafile</text:span><text:span text:style-name="T20"> </text:span><text:span text:style-name="T23">(</text:span><text:span text:style-name="T25">"ins.dat"</text:span><text:span text:style-name="T23">);</text:span></text:p><text:p text:style-name="P8"><text:span text:style-name="T23">std</text:span><text:span text:style-name="T21">::</text:span><text:span text:style-name="T23">list</text:span><text:span text:style-name="T21">&lt;</text:span><text:span text:style-name="T26">int</text:span><text:span text:style-name="T21">&gt;</text:span><text:span text:style-name="T20"> </text:span><text:span text:style-name="T23">data</text:span><text:span text:style-name="T20"> </text:span><text:span text:style-name="T23">(std</text:span><text:span text:style-name="T21">::</text:span><text:span text:style-name="T23">istream_iterator</text:span><text:span text:style-name="T21">&lt;</text:span><text:span text:style-name="T26">int</text:span><text:span text:style-name="T21">&gt;</text:span><text:span text:style-name="T23">(datafile),</text:span><text:span text:style-name="T20"> </text:span><text:span text:style-name="T23">std</text:span><text:span text:style-name="T21">::</text:span><text:span text:style-name="T23">istream_iterator</text:span><text:span text:style-name="T21">&lt;</text:span><text:span text:style-name="T26">int</text:span><text:span text:style-name="T21">&gt;</text:span><text:span text:style-name="T23">());</text:span></text:p></draw:text-box></draw:frame></text:p>
      <text:p text:style-name="P2"/>
      <text:p text:style-name="P2"/>
      <text:p text:style-name="P2"/>
      <text:p text:style-name="P2">Вроде бы как конструируем список из двух итераторов, но есть один момент синтаксического</text:p>
      <text:p text:style-name="P2">анализа.</text:p>
      <text:p text:style-name="P2">--&gt; Здесь <text:span text:style-name="T1">Most vexing parse</text:span>.</text:p>
      <text:p text:style-name="P2">С точки зрения анализа тут написано <text:span text:style-name="T1">объявление функции</text:span>.</text:p>
      <text:p text:style-name="P2"/>
      <text:p text:style-name="P2">Функция data, которая возвращает std::list&lt;int&gt; и принимает два параметра </text:p>
      <text:p text:style-name="P2"/>
      <text:p text:style-name="P2"><text:span text:style-name="T1">1. </text:span>Функцию, которая принимает datafile и возвращает is std::istream_iterator</text:p>
      <text:p text:style-name="P2"><text:span text:style-name="T1">2.</text:span> Функцию, которая ничего не принимает и возвращет std::istream_iterator</text:p>
      <text:p text:style-name="P2"/>
      <text:p text:style-name="P2">!!!</text:p>
      <text:p text:style-name="P2">Это особенности грамматического разбора.</text:p>
      <text:p text:style-name="P2"/>
      <text:p text:style-name="P2">В грамматическом разборе С++, </text:p>
      <text:p text:style-name="P2"/>
      <text:p text:style-name="P2"><text:span text:style-name="T1">1. </text:span>Все что, может быть за<text:span text:style-name="T18">счи</text:span>тано как поле класса, будет за<text:span text:style-name="T18">счи</text:span>тано как поле к<text:span text:style-name="T18">л</text:span>асса, поэтому мы пишем <text:span text:style-name="T1">typename</text:span> в шаблоне.</text:p>
      <text:p text:style-name="P2"/>
      <text:p text:style-name="P2"><text:span text:style-name="T1">2.</text:span> Все, что может быть за<text:span text:style-name="T18">сч</text:span>итано как арифметический оператор, за<text:span text:style-name="T18">сч</text:span>итывается, как арифметический оператор поэтому мы пишем <text:span text:style-name="T1">template &lt;typename T&gt;</text:span></text:p>
      <text:p text:style-name="P2"/>
      <text:p text:style-name="P2"><text:span text:style-name="T1">3.</text:span> Все, что может быть защитано <text:span text:style-name="T16">б</text:span>ыть как объявление функции, будет за<text:span text:style-name="T17">сч</text:span>итано, как объявление функции. Поэтому мы используем фигурные скобки или двойны<text:span text:style-name="T17">е</text:span> круглые.</text:p>
      <text:p text:style-name="P2"><draw:frame text:anchor-type="paragraph" draw:z-index="3" draw:name="Text Frame 4" draw:style-name="gr3" draw:text-style-name="P9" svg:width="7.4248in" svg:height="0.3898in" svg:x="0.0728in" svg:y="0.0236in"><draw:text-box><text:p text:style-name="P8"><text:span text:style-name="T20"/></text:p><text:p text:style-name="P8"><text:span text:style-name="T23">std</text:span><text:span text:style-name="T21">::</text:span><text:span text:style-name="T23">list</text:span><text:span text:style-name="T21">&lt;</text:span><text:span text:style-name="T26">int</text:span><text:span text:style-name="T21">&gt;</text:span><text:span text:style-name="T20"> </text:span><text:span text:style-name="T23">data</text:span><text:span text:style-name="T20"> </text:span><text:span text:style-name="T23">{std</text:span><text:span text:style-name="T21">::</text:span><text:span text:style-name="T23">istream_iterator</text:span><text:span text:style-name="T21">&lt;</text:span><text:span text:style-name="T26">int</text:span><text:span text:style-name="T21">&gt;</text:span><text:span text:style-name="T23">(datafile),</text:span><text:span text:style-name="T20"> </text:span><text:span text:style-name="T23">std</text:span><text:span text:style-name="T21">::</text:span><text:span text:style-name="T23">istream_iterator</text:span><text:span text:style-name="T21">&lt;</text:span><text:span text:style-name="T26">int</text:span><text:span text:style-name="T21">&gt;</text:span><text:span text:style-name="T23">()};</text:span></text:p></draw:text-box></draw:frame></text:p>
      <text:p text:style-name="P2"/>
      <text:p text:style-name="P2"/>
      <text:p text:style-name="P2"/>
      <text:p text:style-name="P2">Так же хочу привести кусок кода, по поводу итераторов.</text:p>
      <text:p text:style-name="P2"/>
      <text:p text:style-name="P2"><draw:frame text:anchor-type="paragraph" draw:z-index="4" draw:name="Text Frame 5" draw:style-name="gr2" draw:text-style-name="P9" svg:width="7.8886in" svg:height="1.3622in" svg:x="0.0547in" svg:y="0.0071in"><draw:text-box><text:p text:style-name="P8"><text:span text:style-name="T20"><text:s text:c="4"/></text:span><text:span text:style-name="T23">std</text:span><text:span text:style-name="T21">::</text:span><text:span text:style-name="T23">ofstream</text:span><text:span text:style-name="T20"> </text:span><text:span text:style-name="T23">output_file(</text:span><text:span text:style-name="T25">"testing spaces.txt"</text:span><text:span text:style-name="T23">);</text:span></text:p><text:p text:style-name="P8"><text:span text:style-name="T20"><text:s text:c="4"/></text:span><text:span text:style-name="T23">output_file</text:span><text:span text:style-name="T20"> </text:span><text:span text:style-name="T21">&lt;&lt;</text:span><text:span text:style-name="T20"> </text:span><text:span text:style-name="T25">" 1"</text:span><text:span text:style-name="T20"> </text:span><text:span text:style-name="T21">&lt;&lt;</text:span><text:span text:style-name="T20"> </text:span><text:span text:style-name="T25">" 222 222 <text:s text:c="4"/>"</text:span><text:span text:style-name="T20"> </text:span><text:span text:style-name="T21">&lt;&lt;</text:span><text:span text:style-name="T20"> </text:span><text:span text:style-name="T25">" 7 a 7 <text:s text:c="2"/>7"</text:span><text:span text:style-name="T20"> </text:span><text:span text:style-name="T21">&lt;&lt;</text:span><text:span text:style-name="T20"> </text:span><text:span text:style-name="T25">"999"</text:span><text:span text:style-name="T20"> </text:span><text:span text:style-name="T21">&lt;&lt;</text:span><text:span text:style-name="T20"> </text:span><text:span text:style-name="T23">std</text:span><text:span text:style-name="T21">::</text:span><text:span text:style-name="T23">endl;</text:span></text:p><text:p text:style-name="P8"><text:span text:style-name="T20"><text:s text:c="4"/></text:span><text:span text:style-name="T23">output_file</text:span><text:span text:style-name="T20"> </text:span><text:span text:style-name="T21">&lt;&lt;</text:span><text:span text:style-name="T20"> </text:span><text:span text:style-name="T25">" 4"</text:span><text:span text:style-name="T20"> </text:span><text:span text:style-name="T21">&lt;&lt;</text:span><text:span text:style-name="T20"> </text:span><text:span text:style-name="T25">" 5687 <text:s text:c="4"/>"</text:span><text:span text:style-name="T20"> </text:span><text:span text:style-name="T21">&lt;&lt;</text:span><text:span text:style-name="T20"> </text:span><text:span text:style-name="T23">std</text:span><text:span text:style-name="T21">::</text:span><text:span text:style-name="T23">endl;</text:span></text:p><text:p text:style-name="P8"><text:span text:style-name="T20"/></text:p><text:p text:style-name="P8"><text:span text:style-name="T20"/></text:p><text:p text:style-name="P8"><text:span text:style-name="T20"><text:s text:c="4"/></text:span><text:span text:style-name="T23">std</text:span><text:span text:style-name="T21">::</text:span><text:span text:style-name="T23">ifstream</text:span><text:span text:style-name="T20"> </text:span><text:span text:style-name="T23">input_file(</text:span><text:span text:style-name="T25">"testing spaces.txt"</text:span><text:span text:style-name="T23">);</text:span></text:p><text:p text:style-name="P8"><text:span text:style-name="T20"><text:s text:c="4"/></text:span><text:span text:style-name="T23">std</text:span><text:span text:style-name="T21">::</text:span><text:span text:style-name="T23">vector</text:span><text:span text:style-name="T21">&lt;</text:span><text:span text:style-name="T26">int</text:span><text:span text:style-name="T21">&gt;</text:span><text:span text:style-name="T20"> </text:span><text:span text:style-name="T23">test{std</text:span><text:span text:style-name="T21">::</text:span><text:span text:style-name="T23">istream_iterator</text:span><text:span text:style-name="T21">&lt;</text:span><text:span text:style-name="T26">int</text:span><text:span text:style-name="T21">&gt;</text:span><text:span text:style-name="T23">(input_file),</text:span><text:span text:style-name="T20"> </text:span><text:span text:style-name="T23">std</text:span><text:span text:style-name="T21">::</text:span><text:span text:style-name="T23">istream_iterator</text:span><text:span text:style-name="T21">&lt;</text:span><text:span text:style-name="T26">int</text:span><text:span text:style-name="T21">&gt;</text:span><text:span text:style-name="T23">()};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Важно понимать, что если во время чтения входного потока и будет встречено что то, отличающееся от int. То последующее чтение ввода будет прекращено. <text:span text:style-name="T1">То есть "1", "222", "222" и "7" попадут в лист, весь остальной ввод будет отброшен.</text:span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Пример 2. Тоже самое</text:p>
      <text:p text:style-name="P2"><draw:frame text:anchor-type="paragraph" draw:z-index="5" draw:name="Text Frame 6" draw:style-name="gr1" draw:text-style-name="P9" svg:width="7.9752in" svg:height="1.0362in" svg:x="0.1189in" svg:y="0.0929in"><draw:text-box><text:p text:style-name="P8"><text:span text:style-name="T19">template</text:span><text:span text:style-name="T20"> </text:span><text:span text:style-name="T21">&lt;</text:span><text:span text:style-name="T19">typename</text:span><text:span text:style-name="T20"> </text:span><text:span text:style-name="T22">T</text:span><text:span text:style-name="T21">&gt;</text:span><text:span text:style-name="T20"> </text:span><text:span text:style-name="T23">foo</text:span><text:span text:style-name="T20"> </text:span><text:span text:style-name="T23">(T</text:span><text:span text:style-name="T20"> </text:span><text:span text:style-name="T23">x)</text:span><text:span text:style-name="T20"> </text:span><text:span text:style-name="T23">{</text:span></text:p><text:p text:style-name="P8"><text:span text:style-name="T20"><text:tab/></text:span><text:span text:style-name="T23">T</text:span><text:span text:style-name="T21">::</text:span><text:span text:style-name="T23">iterator</text:span><text:span text:style-name="T20"> </text:span><text:span text:style-name="T21">*</text:span><text:span text:style-name="T23">y;</text:span><text:span text:style-name="T20"> </text:span><text:span text:style-name="T21">&lt;---</text:span><text:span text:style-name="T20"> </text:span><text:span text:style-name="T23">Будет</text:span><text:span text:style-name="T20"> </text:span><text:span text:style-name="T23">воспринято</text:span><text:span text:style-name="T20"> </text:span><text:span text:style-name="T23">как</text:span><text:span text:style-name="T20"> </text:span><text:span text:style-name="T23">умножение,</text:span><text:span text:style-name="T20"> </text:span><text:span text:style-name="T23">фиксится</text:span><text:span text:style-name="T20"> </text:span><text:span text:style-name="T23">через</text:span><text:span text:style-name="T20"> </text:span><text:span text:style-name="T19">typename</text:span></text:p><text:p text:style-name="P8"><text:span text:style-name="T20"><text:tab/></text:span><text:span text:style-name="T24">/* .... */</text:span></text:p><text:p text:style-name="P8"><text:span text:style-name="T23">}</text:span></text:p></draw:text-box></draw:frame></text:p>
      <text:p text:style-name="P2"/>
      <text:p text:style-name="P2"/>
      <text:p text:style-name="P2"/>
      <text:p text:style-name="P2"/>
      <text:p text:style-name="P2"/>
      <text:p text:style-name="P2">Макрос это правило для переопределения лексем.</text:p>
      <text:p text:style-name="P2"/>
      <text:p text:style-name="P2">Таким образом программист может вмешиваться в Синтаксический анализ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0.3937in" fo:text-indent="-0.1965in" style:auto-text-indent="false">
        <style:tab-stops>
          <style:tab-stop style:position="0in"/>
        </style:tab-stops>
      </style:paragraph-properties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03:02:09.545438703</meta:creation-date>
    <dc:date>2024-01-21T04:05:41.880189863</dc:date>
    <meta:editing-duration>PT59M37S</meta:editing-duration>
    <meta:editing-cycles>18</meta:editing-cycles>
    <meta:generator>LibreOffice/7.6.3.2$Linux_X86_64 LibreOffice_project/4fe86607b5ac922e55f140471fda9b60bdaa980d</meta:generator>
    <meta:print-date>2024-01-21T04:07:13.172165316</meta:print-date>
    <meta:printed-by>PDF files</meta:printed-by>
    <meta:document-statistic meta:table-count="0" meta:image-count="0" meta:object-count="0" meta:page-count="5" meta:paragraph-count="126" meta:word-count="870" meta:character-count="6281" meta:non-whitespace-character-count="5477"/>
  </office:meta>
</office:document-meta>
</file>